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423cm" loext: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374151" style:font-name="S hne" fo:font-size="12pt" fo:letter-spacing="normal" fo:font-style="normal" fo:font-weight="bold" officeooo:rsid="00117e0a" style:font-weight-asian="bold" style:font-weight-complex="bold"/>
    </style:style>
    <style:style style:name="P2" style:family="paragraph" style:parent-style-name="Standard">
      <style:paragraph-properties fo:text-align="start" style:justify-single-word="false"/>
      <style:text-properties fo:font-variant="normal" fo:text-transform="none" fo:color="#374151" style:font-name="S hne" fo:font-size="12pt" fo:letter-spacing="normal" fo:font-style="normal" fo:font-weight="normal" officeooo:rsid="00117e0a" style:font-weight-asian="normal" style:font-weight-complex="normal"/>
    </style:style>
    <style:style style:name="P3" style:family="paragraph" style:parent-style-name="Standard">
      <style:paragraph-properties fo:text-align="start" style:justify-single-word="false"/>
      <style:text-properties fo:font-variant="normal" fo:text-transform="none" fo:color="#374151" style:font-name="S hne" fo:font-size="12pt" fo:letter-spacing="normal" fo:font-style="normal" fo:font-weight="normal" officeooo:rsid="00117e0a" officeooo:paragraph-rsid="00117e0a" style:font-weight-asian="normal" style:font-weight-complex="normal"/>
    </style:style>
    <style:style style:name="P4" style:family="paragraph" style:parent-style-name="Standard">
      <style:paragraph-properties fo:text-align="start" style:justify-single-word="false"/>
      <style:text-properties fo:font-variant="normal" fo:text-transform="none" fo:color="#374151" style:font-name="S hne" fo:font-size="12pt" fo:letter-spacing="normal" fo:font-style="normal" style:text-underline-style="solid" style:text-underline-width="auto" style:text-underline-color="font-color" fo:font-weight="normal" officeooo:rsid="00117e0a" officeooo:paragraph-rsid="00117e0a" style:font-weight-asian="normal" style:font-weight-complex="normal"/>
    </style:style>
    <style:style style:name="P5" style:family="paragraph" style:parent-style-name="Standard">
      <style:paragraph-properties fo:text-align="start" style:justify-single-word="false"/>
      <style:text-properties fo:font-variant="normal" fo:text-transform="none" fo:color="#374151" style:font-name="S hne" fo:font-size="12pt" fo:letter-spacing="normal" fo:font-style="normal" style:text-underline-style="solid" style:text-underline-width="auto" style:text-underline-color="font-color" fo:font-weight="bold" officeooo:rsid="00117e0a" officeooo:paragraph-rsid="00117e0a" style:font-weight-asian="bold" style:font-weight-complex="bold"/>
    </style:style>
    <style:style style:name="P6" style:family="paragraph" style:parent-style-name="Standard">
      <style:paragraph-properties fo:text-align="start" style:justify-single-word="false"/>
      <style:text-properties fo:font-variant="normal" fo:text-transform="none" fo:color="#374151" style:font-name="S hne" fo:font-size="12pt" fo:letter-spacing="normal" fo:font-style="normal" fo:font-weight="bold" officeooo:rsid="00117e0a" officeooo:paragraph-rsid="00117e0a" style:font-weight-asian="bold" style:font-weight-complex="bold"/>
    </style:style>
    <style:style style:name="P7" style:family="paragraph" style:parent-style-name="Standard">
      <loext:graphic-properties draw:fill="none"/>
      <style:paragraph-properties fo:margin-left="0cm" fo:margin-right="0cm" fo:text-align="start" style:justify-single-word="false" fo:text-indent="-0.3cm" style:auto-text-indent="false" fo:background-color="transparent">
        <style:tab-stops>
          <style:tab-stop style:position="17.51cm"/>
        </style:tab-stops>
      </style:paragraph-properties>
      <style:text-properties fo:font-variant="normal" fo:text-transform="none" fo:color="#374151" style:font-name="S hne" fo:font-size="12pt" fo:letter-spacing="normal" fo:font-style="normal" fo:font-weight="normal" officeooo:rsid="00117e0a" officeooo:paragraph-rsid="00117e0a" style:font-weight-asian="normal" style:font-weight-complex="normal"/>
    </style:style>
    <style:style style:name="P8" style:family="paragraph" style:parent-style-name="Standard">
      <loext:graphic-properties draw:fill="none"/>
      <style:paragraph-properties fo:margin-left="0cm" fo:margin-right="0cm" fo:text-align="start" style:justify-single-word="false" fo:text-indent="-0.3cm" style:auto-text-indent="false" fo:background-color="transparent">
        <style:tab-stops>
          <style:tab-stop style:position="17.51cm"/>
        </style:tab-stops>
      </style:paragraph-properties>
      <style:text-properties fo:font-variant="normal" fo:text-transform="none" fo:color="#374151" style:font-name="S hne" fo:font-size="12pt" fo:letter-spacing="normal" fo:font-style="normal" fo:font-weight="normal" officeooo:rsid="00117e0a" officeooo:paragraph-rsid="001dea67" style:font-weight-asian="normal" style:font-weight-complex="normal"/>
    </style:style>
    <style:style style:name="P9" style:family="paragraph" style:parent-style-name="Standard">
      <loext:graphic-properties draw:fill="none"/>
      <style:paragraph-properties fo:margin-left="0cm" fo:margin-right="0cm" fo:text-align="start" style:justify-single-word="false" fo:text-indent="-0.3cm" style:auto-text-indent="false" fo:background-color="transparent">
        <style:tab-stops>
          <style:tab-stop style:position="17.51cm"/>
        </style:tab-stops>
      </style:paragraph-properties>
      <style:text-properties fo:font-variant="normal" fo:text-transform="none" fo:color="#374151" style:font-name="S hne" fo:font-size="12pt" fo:letter-spacing="normal" fo:font-style="normal" style:text-underline-style="solid" style:text-underline-width="auto" style:text-underline-color="font-color" fo:font-weight="bold" officeooo:rsid="00117e0a" officeooo:paragraph-rsid="00117e0a" style:font-weight-asian="bold" style:font-weight-complex="bold"/>
    </style:style>
    <style:style style:name="P10" style:family="paragraph" style:parent-style-name="Standard">
      <loext:graphic-properties draw:fill="none"/>
      <style:paragraph-properties fo:margin-left="0cm" fo:margin-right="0cm" fo:text-align="start" style:justify-single-word="false" fo:text-indent="-0.3cm" style:auto-text-indent="false" fo:background-color="transparent">
        <style:tab-stops>
          <style:tab-stop style:position="17.51cm"/>
        </style:tab-stops>
      </style:paragraph-properties>
      <style:text-properties fo:font-weight="normal" officeooo:rsid="00117e0a" officeooo:paragraph-rsid="00117e0a" style:font-weight-asian="normal" style:font-weight-complex="normal"/>
    </style:style>
    <style:style style:name="P11" style:family="paragraph" style:parent-style-name="Standard" style:master-page-name="">
      <loext:graphic-properties draw:fill="none"/>
      <style:paragraph-properties fo:margin-left="0cm" fo:margin-right="0cm" fo:text-align="start" style:justify-single-word="false" fo:text-indent="-0.3cm" style:auto-text-indent="false" style:page-number="auto" fo:background-color="transparent">
        <style:tab-stops>
          <style:tab-stop style:position="17.51cm"/>
        </style:tab-stops>
      </style:paragraph-properties>
      <style:text-properties fo:font-variant="normal" fo:text-transform="none" fo:color="#374151" style:font-name="S hne" fo:font-size="12pt" fo:letter-spacing="normal" fo:font-style="normal" fo:font-weight="normal" officeooo:rsid="00117e0a" officeooo:paragraph-rsid="00117e0a" style:font-weight-asian="normal" style:font-weight-complex="normal"/>
    </style:style>
    <style:style style:name="P12" style:family="paragraph" style:parent-style-name="Standard">
      <loext:graphic-properties draw:fill="none"/>
      <style:paragraph-properties fo:margin-left="-0.3cm" fo:margin-right="0cm" fo:text-align="start" style:justify-single-word="false" fo:text-indent="0cm" style:auto-text-indent="false" fo:background-color="transparent">
        <style:tab-stops>
          <style:tab-stop style:position="17.51cm"/>
        </style:tab-stops>
      </style:paragraph-properties>
      <style:text-properties fo:font-variant="normal" fo:text-transform="none" fo:color="#374151" style:font-name="S hne" fo:font-size="12pt" fo:letter-spacing="normal" fo:font-style="normal" fo:font-weight="normal" officeooo:rsid="00117e0a" officeooo:paragraph-rsid="00117e0a" style:font-weight-asian="normal" style:font-weight-complex="normal"/>
    </style:style>
    <style:style style:name="P13" style:family="paragraph" style:parent-style-name="Standard">
      <loext:graphic-properties draw:fill="none"/>
      <style:paragraph-properties fo:margin-left="-0.3cm" fo:margin-right="0cm" fo:text-align="start" style:justify-single-word="false" fo:text-indent="0cm" style:auto-text-indent="false" fo:background-color="transparent">
        <style:tab-stops>
          <style:tab-stop style:position="17.51cm"/>
        </style:tab-stops>
      </style:paragraph-properties>
      <style:text-properties fo:font-variant="normal" fo:text-transform="none" fo:color="#374151" style:font-name="S hne" fo:font-size="12pt" fo:letter-spacing="normal" fo:font-style="normal" style:text-underline-style="solid" style:text-underline-width="auto" style:text-underline-color="font-color" fo:font-weight="bold" officeooo:rsid="00117e0a" officeooo:paragraph-rsid="00117e0a" style:font-weight-asian="bold" style:font-weight-complex="bold"/>
    </style:style>
    <style:style style:name="P14" style:family="paragraph" style:parent-style-name="Standard">
      <loext:graphic-properties draw:fill="none"/>
      <style:paragraph-properties fo:margin-left="-0.3cm" fo:margin-right="0cm" fo:text-align="start" style:justify-single-word="false" fo:text-indent="0cm" style:auto-text-indent="false" fo:background-color="transparent">
        <style:tab-stops>
          <style:tab-stop style:position="17.51cm"/>
        </style:tab-stops>
      </style:paragraph-properties>
      <style:text-properties fo:font-variant="normal" fo:text-transform="none" fo:color="#374151" style:font-name="S hne" fo:font-size="12pt" fo:letter-spacing="normal" fo:font-style="normal" style:text-underline-style="solid" style:text-underline-width="auto" style:text-underline-color="font-color" fo:font-weight="bold" officeooo:rsid="0024a968" officeooo:paragraph-rsid="0024a968" style:font-weight-asian="bold" style:font-weight-complex="bold"/>
    </style:style>
    <style:style style:name="P15" style:family="paragraph" style:parent-style-name="Text_20_body" style:list-style-name="L1">
      <style:paragraph-properties fo:text-align="start" style:justify-single-word="false" fo:padding="0.049cm" fo:border="0.06pt solid #d9d9e3"/>
      <style:text-properties fo:font-variant="normal" fo:text-transform="none" fo:color="#374151" style:font-name="S hne" fo:font-size="12pt" fo:letter-spacing="normal" fo:font-style="normal" fo:font-weight="normal" officeooo:rsid="00117e0a" officeooo:paragraph-rsid="00117e0a" style:font-weight-asian="normal" style:font-weight-complex="normal"/>
    </style:style>
    <style:style style:name="P16" style:family="paragraph" style:parent-style-name="Text_20_body">
      <style:paragraph-properties fo:text-align="start" style:justify-single-word="false" fo:padding="0.049cm" fo:border="0.06pt solid #d9d9e3"/>
      <style:text-properties fo:font-variant="normal" fo:text-transform="none" fo:color="#374151" style:font-name="S hne" fo:font-size="12pt" fo:letter-spacing="normal" fo:font-style="normal" fo:font-weight="bold" officeooo:rsid="00117e0a" style:font-weight-asian="bold" style:font-weight-complex="bold"/>
    </style:style>
    <style:style style:name="P17" style:family="paragraph" style:parent-style-name="Text_20_body" style:list-style-name="L1">
      <style:paragraph-properties fo:margin-top="0cm" fo:margin-bottom="0cm" loext:contextual-spacing="false" fo:text-align="start" style:justify-single-word="false" fo:padding="0.049cm" fo:border="0.06pt solid #d9d9e3"/>
      <style:text-properties fo:font-variant="normal" fo:text-transform="none" fo:color="#374151" style:font-name="S hne" fo:font-size="12pt" fo:letter-spacing="normal" fo:font-style="normal" fo:font-weight="normal" officeooo:rsid="00117e0a" style:font-weight-asian="normal" style:font-weight-complex="normal"/>
    </style:style>
    <style:style style:name="T1" style:family="text">
      <style:text-properties loext:padding="0.049cm" loext:border="0.06pt solid #d9d9e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374151" style:font-name="S hne" fo:font-size="12pt" fo:letter-spacing="normal" fo:font-style="normal"/>
    </style:style>
    <style:style style:name="T5" style:family="text">
      <style:text-properties fo:font-variant="normal" fo:text-transform="none" fo:color="#374151" style:font-name="S hne" fo:font-size="12pt" fo:letter-spacing="normal" fo:font-style="normal" loext:padding="0.049cm" loext:border="0.06pt solid #d9d9e3"/>
    </style:style>
    <style:style style:name="T6" style:family="text">
      <style:text-properties fo:font-variant="normal" fo:text-transform="none" fo:color="#000000" style:font-name="Liberation Serif" fo:font-size="12pt" fo:letter-spacing="normal" fo:font-style="normal"/>
    </style:style>
    <style:style style:name="T7" style:family="text">
      <style:text-properties fo:color="#000000" style:font-name="Liberation Serif"/>
    </style:style>
    <style:style style:name="T8" style:family="text">
      <style:text-properties fo:color="#000000" style:font-name="Liberation Serif" loext:padding="0.049cm" loext:border="0.06pt solid #d9d9e3"/>
    </style:style>
    <style:style style:name="T9" style:family="text">
      <style:text-properties officeooo:rsid="0032477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tinaFace</text:h>
      <text:p text:style-name="P16"><text:span text:style-name="T9">T</text:span>able of Contents</text:p>
      <text:list xml:id="list789656350" text:style-name="L1">
        <text:list-item>
          <text:p text:style-name="P17">Introduction</text:p>
        </text:list-item>
        <text:list-item>
          <text:p text:style-name="P17">Dataset</text:p>
        </text:list-item>
        <text:list-item>
          <text:p text:style-name="P17">Environment and Data Preparation</text:p>
        </text:list-item>
        <text:list-item>
          <text:p text:style-name="P17">Model Conversion</text:p>
        </text:list-item>
        <text:list-item>
          <text:p text:style-name="P17">Example Testing</text:p>
        </text:list-item>
        <text:list-item>
          <text:p text:style-name="P17">Accuracy Testing 6.1 Testing Method 6.2 Testing Results</text:p>
        </text:list-item>
        <text:list-item>
          <text:p text:style-name="P15">Performance Testing 7.1 bmrt_test 7.2 Program Execution Performance</text:p>
        </text:list-item>
      </text:list>
      <text:p text:style-name="P2"/>
      <text:p text:style-name="P6">1. Introduction:</text:p>
      <text:p text:style-name="P3"/>
      <text:p text:style-name="P3"><text:tab/>This tutorial focuses on porting the model and algorithm of [Retinaface] for inference testing on SOPHON BM1684, BM1684X, and BM1688.</text:p>
      <text:p text:style-name="P3"/>
      <text:p text:style-name="P3"><text:span text:style-name="T3">Paper:</text:span><text:span text:style-name="T2"> </text:span>RetinaFace Paper - "RetinaFace: Single-stage Dense Face Localization in the Wild" proposes a robust single-stage face detector named RetinaFace. It utilizes a combination of extra-supervised and self-supervised multi-task learning to achieve pixel-level localization of faces of different sizes. Specifically, Retinaface makes the following contributions:</text:p>
      <text:p text:style-name="P3"/>
      <text:p text:style-name="P3">(1) Manually annotates 5 facial landmarks (Landmarks) in the WILDER FACE dataset and observes significant improvements in face detection with the help of this additional supervision signal.</text:p>
      <text:p text:style-name="P3"/>
      <text:p text:style-name="P3">(2) Further adds a self-supervised network decoder (mesh decoder) branch to parallelly predict pixel-level 3D shape information of the face alongside existing supervised branches.</text:p>
      <text:p text:style-name="P3"/>
      <text:p text:style-name="P3">(3) On the IJB-C test set, RetinaFace improves the results of state-of-the-art methods (Arcface) in face recognition (FAR=1e6, TAR=85.59%).</text:p>
      <text:p text:style-name="P3"/>
      <text:p text:style-name="P3">(4) With a lightweight backbone network, RetinaFace can run real-time on VGA resolution images on a single processor.</text:p>
      <text:p text:style-name="P3"/>
      <text:p text:style-name="P5">Dataset</text:p>
      <text:p text:style-name="P3">The dataset used in the Retinaface paper is the WIDER FACE dataset, consisting of 32,203 images and 393,703 face bounding boxes. The WIDER FACE dataset is divided into training (40%), validation (10%), and testing (50%) subsets by randomly sampling from 61 scene categories. WIDER FACE dataset download link: http://shuoyang1213.me/WIDERFACE/</text:p>
      <text:p text:style-name="P4"/>
      <text:p text:style-name="P5">Model and Data Preparation</text:p>
      <text:p text:style-name="P4"/>
      <text:p text:style-name="P11"><text:s text:c="2"/>You need to prepare the dataset for testing.</text:p>
      <text:p text:style-name="P7"/>
      <text:p text:style-name="P7"><text:soft-page-break/><text:tab/>In the scripts directory, this tutorial provides a download script (download.sh) for relevant models and datasets. You can also prepare the models and datasets yourself and refer to Section 4. Model Conversion for model conversion.</text:p>
      <text:p text:style-name="P7"/>
      <text:p text:style-name="P8"><text:tab/></text:p>
      <text:p text:style-name="P8">chmod -R +x scripts/</text:p>
      <text:p text:style-name="P7">./scripts/download.sh</text:p>
      <text:p text:style-name="P7"/>
      <text:p text:style-name="P10"><text:span text:style-name="T4">After execution, the models will be saved to </text:span><text:span text:style-name="Source_20_Text"><text:span text:style-name="T5">data/models</text:span></text:span><text:span text:style-name="T4">, the image dataset will be downloaded and extracted to </text:span><text:span text:style-name="Source_20_Text"><text:span text:style-name="T5">data/images/</text:span></text:span><text:span text:style-name="T4">, and the videos will be saved to </text:span><text:span text:style-name="Source_20_Text"><text:span text:style-name="T5">data/videos/</text:span></text:span><text:span text:style-name="T4">.</text:span></text:p>
      <text:p text:style-name="P10"><text:span text:style-name="T6"/></text:p>
      <text:p text:style-name="P9"><text:span text:style-name="T7">The downloaded models include:</text:span></text:p>
      <text:p text:style-name="P9"><text:span text:style-name="T7"/></text:p>
      <text:p text:style-name="P7">onnx/retinaface_mobilenet0.25.onnx: Original model</text:p>
      <text:p text:style-name="P7">BM1684/retinaface_mobilenet0.25_fp32_1b.bmodel: FP32 BModel for BM1684, batch_size=1</text:p>
      <text:p text:style-name="P7">BM1684/retinaface_mobilenet0.25_int8_1b.bmodel: INT8 BModel for BM1684, batch_size=1</text:p>
      <text:p text:style-name="P7">BM1684/retinaface_mobilenet0.25_int8_4b.bmodel: INT8 BModel for BM1684, batch_size=4</text:p>
      <text:p text:style-name="P7">BM1684X/retinaface_mobilenet0.25_fp32_1b.bmodel: FP32 BModel for BM1684X, batch_size=1</text:p>
      <text:p text:style-name="P7">BM1684X/retinaface_mobilenet0.25_fp16_1b.bmodel: FP16 BModel for BM1684X, batch_size=1</text:p>
      <text:p text:style-name="P7">BM1684X/retinaface_mobilenet0.25_int8_1b.bmodel: INT8 BModel for BM1684X, batch_size=1</text:p>
      <text:p text:style-name="P7">BM1684X/retinaface_mobilenet0.25_int8_4b.bmodel: INT8 BModel for BM1684X, batch_size=4</text:p>
      <text:p text:style-name="P7">BM1688/retinaface_mobilenet0.25_fp32_1b.bmodel: FP32 BModel for BM1688, batch_size=1</text:p>
      <text:p text:style-name="P7">BM1688/retinaface_mobilenet0.25_fp16_1b.bmodel: FP16 BModel for BM1688, batch_size=1</text:p>
      <text:p text:style-name="P7">BM1688/retinaface_mobilenet0.25_int8_1b.bmodel: INT8 BModel for BM1688, batch_size=1</text:p>
      <text:p text:style-name="P7">BM1688/retinaface_mobilenet0.25_int8_4b.bmodel: INT8 BModel for BM1688, batch_size=4</text:p>
      <text:p text:style-name="P7">BM1688/retinaface_mobilenet0.25_fp32_1b_2core.bmodel: FP32 Dual-core BModel for BM1688, batch_size=1</text:p>
      <text:p text:style-name="P7">BM1688/retinaface_mobilenet0.25_fp16_1b_2core.bmodel: FP16 Dual-core BModel for BM1688, batch_size=1</text:p>
      <text:p text:style-name="P7">BM1688/retinaface_mobilenet0.25_int8_1b_2core.bmodel: INT8 Dual-core BModel for BM1688, batch_size=1</text:p>
      <text:p text:style-name="P7">BM1688/retinaface_mobilenet0.25_int8_4b_2core.bmodel: INT8 Dual-core BModel for BM1688, batch_size=4</text:p>
      <text:p text:style-name="P7">The downloaded data includes:</text:p>
      <text:p text:style-name="P7"/>
      <text:p text:style-name="P7">WIDERVAL: Testing set</text:p>
      <text:p text:style-name="P7">face01.jpg to face05.jpg: Test images</text:p>
      <text:p text:style-name="P7">station.avi: Test video</text:p>
      <text:p text:style-name="P7"/>
      <text:p text:style-name="P12"><text:soft-page-break/></text:p>
      <text:p text:style-name="P13">Model Information:</text:p>
      <text:p text:style-name="P12"/>
      <text:p text:style-name="P12">Original Model: retinaface_mobilenet0.25.onnx</text:p>
      <text:p text:style-name="P12">Overview: Face detection model</text:p>
      <text:p text:style-name="P12">Backbone Network: MobileNet0.25 ResNet50</text:p>
      <text:p text:style-name="P12">Training Dataset: WiderFace</text:p>
      <text:p text:style-name="P12">Input Data: [batch_size, 3, 640, 640], FP32, NCHW</text:p>
      <text:p text:style-name="P12">Output Data: [batch_size, 68, 18], FP32</text:p>
      <text:p text:style-name="P12">Preprocessing: Resize, subtract mean, divide variance, HWC to CHW</text:p>
      <text:p text:style-name="P12">Postprocessing: Filter NMS</text:p>
      <text:p text:style-name="P12">Please note that the version of ONNX used for this model is 1.6.0. If the ONNX version in your environment is too high, it may result in compilation failures.</text:p>
      <text:p text:style-name="P12"/>
      <text:p text:style-name="P13">Model Conversion</text:p>
      <text:p text:style-name="P13"/>
      <text:p text:style-name="P12">The exported models need to be compiled into BModels to run on the SOPHON TPU. If you are using the downloaded BModels, you can skip this section. It is recommended to use TPU-MLIR for model compilation.</text:p>
      <text:p text:style-name="P12">Before compiling the model, TPU-MLIR needs to be installed. For specific instructions, refer to the TPU-MLIR environment setup. Once installed, navigate to the tutorial directory within the TPU-MLIR environment. Use TPU-MLIR to compile the ONNX model into a BModel. For detailed instructions, refer to the "3. Compile ONNX Models" section in the "TPU-MLIR Quick Start Guide" (please obtain the SDK from the official website of Alchemy, the manufacturer of SOPHON TPU).</text:p>
      <text:p text:style-name="P12"/>
      <text:p text:style-name="P13">Generate FP32 Bmodel</text:p>
      <text:p text:style-name="P13"/>
      <text:p text:style-name="P12">This tutorial provides a script in the scripts directory for compiling FP32 BModel using TPU-MLIR. Please make sure to modify the paths to the ONNX model, the output model directory, input sizes (shapes), etc., in the gen_fp32bmodel_mlir.sh script. When executing the script, specify the target platform for BModel execution (supporting BM1684/BM1684X/BM1688), for example:</text:p>
      <text:p text:style-name="P12"/>
      <text:p text:style-name="P12">./scripts/gen_fp32bmodel_mlir.sh bm1684</text:p>
      <text:p text:style-name="P12">#or</text:p>
      <text:p text:style-name="P12">./scripts/gen_fp32bmodel_mlir.sh bm1684x</text:p>
      <text:p text:style-name="P12">#or</text:p>
      <text:p text:style-name="P12">./scripts/gen_fp32bmodel_mlir.sh bm1688</text:p>
      <text:p text:style-name="P12"/>
      <text:p text:style-name="P13">Generate FP16 Bmodel</text:p>
      <text:p text:style-name="P12"/>
      <text:p text:style-name="P12">This tutorial provides a script in the scripts directory for compiling FP16 BModel using TPU-MLIR. Please make sure to modify the paths to the ONNX model, the output model directory, input sizes (shapes), etc., in the gen_fp16bmodel_mlir.sh script. When executing the script, specify the target platform for BModel execution (supporting BM1684X/BM1688), for example:</text:p>
      <text:p text:style-name="P12"/>
      <text:p text:style-name="P12">./scripts/gen_fp16bmodel_mlir.sh bm1684x</text:p>
      <text:p text:style-name="P12">#or</text:p>
      <text:p text:style-name="P12">./scripts/gen_fp16bmodel_mlir.sh bm1688</text:p>
      <text:p text:style-name="P12"/>
      <text:p text:style-name="P12"><text:soft-page-break/>Executing the above command will generate the retinaface_mobilenet0.25_fp16_1b.bmodel file in data/models/BM1684X/ or data/models/BM1688/, which is the converted FP16 BModel.</text:p>
      <text:p text:style-name="P12"/>
      <text:p text:style-name="P12"/>
      <text:p text:style-name="P12"/>
      <text:p text:style-name="P13">Generate INT8 Bmodel</text:p>
      <text:p text:style-name="P12"/>
      <text:p text:style-name="P12">This tutorial provides two scripts in the scripts directory for quantizing INT8 BModels. Please make sure to modify the paths to the ONNX model, the output model directory, input sizes (shapes), etc., in the gen_int8bmodel_mlir_qtable.sh and gen_int8bmodel_mlir_sensitive_layer.sh scripts. When executing the scripts, input the target platform for BModel execution (supporting BM1684/BM1684X/BM1688), for example:</text:p>
      <text:p text:style-name="P12"/>
      <text:p text:style-name="P12">./scripts/gen_int8bmodel_mlir_qtable.sh bm1684</text:p>
      <text:p text:style-name="P12">./scripts/gen_int8bmodel_mlir_sensitive_layer.sh bm1684</text:p>
      <text:p text:style-name="P12">#或</text:p>
      <text:p text:style-name="P12">./scripts/gen_int8bmodel_mlir_qtable.sh bm1684x</text:p>
      <text:p text:style-name="P12">./scripts/gen_int8bmodel_mlir_sensitive_layer.sh bm1684x</text:p>
      <text:p text:style-name="P12">#或</text:p>
      <text:p text:style-name="P12">#BM1688暂不支持sensitive_layer</text:p>
      <text:p text:style-name="P12">./scripts/gen_int8bmodel_mlir_qtable.sh bm1688</text:p>
      <text:p text:style-name="P12"/>
      <text:p text:style-name="P12">In this tutorial, mixed precision is used for quantizing INT8 BModels. You can further improve model accuracy by modifying the --max_float_layers parameter in gen_int8bmodel_mlir_sensitive_layer.sh or adjusting the head parameter in gen_int8bmodel_mlir_qtable.sh to increase the number of floating-point layers used.</text:p>
      <text:p text:style-name="P12"/>
      <text:p text:style-name="P12">The above scripts will generate files such as retinaface_mobilenet0.25_int8_1b.bmodel and retinaface_mobilenet0.25_int8_4b.bmodel in data/models/BM1684/, data/models/BM1684X/, or data/models/BM1688/, which are the converted INT8 Bmodels.</text:p>
      <text:p text:style-name="P12"/>
      <text:p text:style-name="P13">Example Testing</text:p>
      <text:p text:style-name="P12">C++ Example</text:p>
      <text:p text:style-name="P12">Python Example</text:p>
      <text:p text:style-name="P12"/>
      <text:p text:style-name="P13">Accuracy Testing</text:p>
      <text:p text:style-name="P12">6.1 Testing Method</text:p>
      <text:p text:style-name="P12">You may need to install other third-party libraries:</text:p>
      <text:p text:style-name="P12"/>
      <text:p text:style-name="P12">$ pip3 install -r python/requirements.txt</text:p>
      <text:p text:style-name="P12"/>
      <text:p text:style-name="P12">This tutorial provides accuracy testing tools in the tools directory. These tools can compare the predicted results on the WIDERFACE test set with the ground truth to calculate the accuracy of face detection. The specific testing command is as follows:</text:p>
      <text:p text:style-name="P12"/>
      <text:p text:style-name="P12"><text:soft-page-break/>cd tools/widerface_evaluate</text:p>
      <text:p text:style-name="P12">tar -zxvf widerface_txt.tar.gz</text:p>
      <text:p text:style-name="P12"># 请根据实际情况，将第5节生成的包含预测结果txt文件的路径填入transfer.py中的变量source_txt, 并保证widerface_txt/的二级目录为空</text:p>
      <text:p text:style-name="P12">python3 transfer.py <text:s text:c="2"/></text:p>
      <text:p text:style-name="P12">python3 setup.py build_ext --inplace</text:p>
      <text:p text:style-name="P12">python3 evaluation.py</text:p>
      <text:p text:style-name="P12"/>
      <text:p text:style-name="P12">After execution, the accuracy on the WIDERFACE easy test set will be printed.</text:p>
      <text:p text:style-name="P12"/>
      <text:p text:style-name="P13">6.2 Testing Results</text:p>
      <text:p text:style-name="P13"/>
      <text:p text:style-name="P12">In the Pytorch_Retinaface, the accuracy on the WIDERFACE easy test set with the original image scale is 90.7%. In this tutorial, the resize strategy is changed, and images are resized to 640*640 for inference, resulting in an accuracy of 89.5% on this test set.</text:p>
      <text:p text:style-name="P12"/>
      <text:p text:style-name="P12">On different testing platforms, using different examples and models to test on data/images/WIDERVAL with conf_thresh=0.02, nms_thresh=0.4, the Retinaface accuracy testing results are as follows:</text:p>
      <text:p text:style-name="P12"/>
      <text:p text:style-name="P13">Performance Testing</text:p>
      <text:p text:style-name="P13"/>
      <text:p text:style-name="P14">7.1 bmrt_test</text:p>
      <text:p text:style-name="P14"/>
      <text:p text:style-name="P12">You can use bmrt_test to test the theoretical performance of the model:</text:p>
      <text:p text:style-name="P12"/>
      <text:p text:style-name="P12"/>
      <text:p text:style-name="P12">bmrt_test --bmodel {path_of_bmodel}</text:p>
      <text:p text:style-name="P12"/>
      <text:p text:style-name="P12">You can also refer to Section 5. Example Testing to print the actual performance metrics during program execution.</text:p>
      <text:p text:style-name="P12">There may be some fluctuations in performance metrics during testing, which is normal.</text:p>
      <text:p text:style-name="P12"/>
      <text:p text:style-name="P12">The "calculate time" in the test results represents the inference time of the model. For models with multiple batch sizes, the time should be divided by the corresponding batch size to get the theoretical inference time per image. The theoretical inference time for various models is as follows:</text:p>
      <text:p text:style-name="P12"/>
      <text:p text:style-name="P13"/>
      <text:p text:style-name="P13">Testing Explanation:</text:p>
      <text:p text:style-name="P12"/>
      <text:p text:style-name="P12">infer_time: Actual inference time per image during program execution.</text:p>
      <text:p text:style-name="P12">QPS: Number of images processed per second by the program.</text:p>
      <text:p text:style-name="P12">The results of performance testing may exhibit some fluctuations.</text:p>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2T10:15:08.891882940</meta:creation-date>
    <meta:generator>LibreOffice/6.4.7.2$Linux_X86_64 LibreOffice_project/40$Build-2</meta:generator>
    <dc:date>2024-01-02T10:44:57.209811437</dc:date>
    <meta:editing-duration>PT29M44S</meta:editing-duration>
    <meta:editing-cycles>15</meta:editing-cycles>
    <meta:document-statistic meta:table-count="0" meta:image-count="0" meta:object-count="0" meta:page-count="5" meta:paragraph-count="113" meta:word-count="1237" meta:character-count="9413" meta:non-whitespace-character-count="8341"/>
  </office:meta>
</office:document-meta>
</file>